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Title">
      <style:text-properties style:font-name="Georgia" officeooo:rsid="000c3290" officeooo:paragraph-rsid="000c3290"/>
    </style:style>
    <style:style style:name="P3" style:family="paragraph" style:parent-style-name="Subtitle">
      <style:text-properties style:font-name="Georgia"/>
    </style:style>
    <style:style style:name="P4" style:family="paragraph" style:parent-style-name="Footer">
      <style:paragraph-properties fo:text-align="center" style:justify-single-word="false"/>
      <style:text-properties officeooo:rsid="00024ab3" officeooo:paragraph-rsid="00024ab3"/>
    </style:style>
    <style:style style:name="P5" style:family="paragraph" style:parent-style-name="Heading_20_1">
      <style:text-properties style:font-name="Georgia"/>
    </style:style>
    <style:style style:name="P6" style:family="paragraph" style:parent-style-name="Heading_20_1">
      <style:text-properties style:font-name="Georgia" officeooo:rsid="004c3f10" officeooo:paragraph-rsid="004c3f10"/>
    </style:style>
    <style:style style:name="P7" style:family="paragraph" style:parent-style-name="Text_20_body">
      <style:paragraph-properties fo:text-align="center" style:justify-single-word="false"/>
      <style:text-properties style:font-name="Georgia" officeooo:rsid="000c3290" officeooo:paragraph-rsid="000c3290"/>
    </style:style>
    <style:style style:name="P8" style:family="paragraph" style:parent-style-name="Text_20_body">
      <style:paragraph-properties fo:text-align="start" style:justify-single-word="false"/>
      <style:text-properties style:font-name="Georgia" officeooo:rsid="000c3290" officeooo:paragraph-rsid="000c3290"/>
    </style:style>
    <style:style style:name="P9" style:family="paragraph" style:parent-style-name="Text_20_body">
      <style:paragraph-properties fo:text-align="start" style:justify-single-word="false"/>
      <style:text-properties style:font-name="Georgia" officeooo:rsid="000ed308" officeooo:paragraph-rsid="000c3290"/>
    </style:style>
    <style:style style:name="P10" style:family="paragraph" style:parent-style-name="Text_20_body">
      <style:paragraph-properties fo:text-align="start" style:justify-single-word="false"/>
      <style:text-properties style:font-name="Georgia" fo:font-style="normal" officeooo:rsid="001556da" officeooo:paragraph-rsid="000c3290"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161ddd" officeooo:paragraph-rsid="000c3290" style:font-style-asian="normal" style:font-style-complex="normal"/>
    </style:style>
    <style:style style:name="P12" style:family="paragraph" style:parent-style-name="Text_20_body">
      <style:text-properties style:font-name="Georgia" fo:font-style="normal" officeooo:rsid="0019104e"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50f80" officeooo:paragraph-rsid="001d87b1"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2dfd2c" officeooo:paragraph-rsid="002dfd2c"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3666f5" officeooo:paragraph-rsid="002f500a"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800f1" officeooo:paragraph-rsid="002f500a"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391207" officeooo:paragraph-rsid="002f500a" style:font-style-asian="normal" style:font-style-complex="normal"/>
    </style:style>
    <style:style style:name="P18" style:family="paragraph" style:parent-style-name="Text_20_body">
      <style:text-properties style:font-name="Georgia"/>
    </style:style>
    <style:style style:name="P19" style:family="paragraph" style:parent-style-name="Text_20_body">
      <style:paragraph-properties fo:text-align="start" style:justify-single-word="false"/>
      <style:text-properties style:font-name="Georgia" officeooo:rsid="001ac1d1" officeooo:paragraph-rsid="001d87b1"/>
    </style:style>
    <style:style style:name="P20" style:family="paragraph" style:parent-style-name="Text_20_body">
      <style:paragraph-properties fo:text-align="start" style:justify-single-word="false"/>
      <style:text-properties style:font-name="Georgia" officeooo:rsid="001ac1d1" officeooo:paragraph-rsid="002dfd2c"/>
    </style:style>
    <style:style style:name="P21" style:family="paragraph" style:parent-style-name="Text_20_body">
      <style:paragraph-properties fo:text-align="start" style:justify-single-word="false"/>
      <style:text-properties style:font-name="Georgia" officeooo:rsid="002f500a" officeooo:paragraph-rsid="002f500a"/>
    </style:style>
    <style:style style:name="T1" style:family="text">
      <style:text-properties officeooo:rsid="000ed308"/>
    </style:style>
    <style:style style:name="T2" style:family="text">
      <style:text-properties officeooo:rsid="000f6b9d"/>
    </style:style>
    <style:style style:name="T3" style:family="text">
      <style:text-properties officeooo:rsid="000f72ac"/>
    </style:style>
    <style:style style:name="T4" style:family="text">
      <style:text-properties fo:font-style="italic" officeooo:rsid="000f72ac" style:font-style-asian="italic" style:font-style-complex="italic"/>
    </style:style>
    <style:style style:name="T5" style:family="text">
      <style:text-properties fo:font-style="italic" officeooo:rsid="001cc230" style:font-style-asian="italic" style:font-style-complex="italic"/>
    </style:style>
    <style:style style:name="T6" style:family="text">
      <style:text-properties fo:font-style="italic" officeooo:rsid="002839ee" style:font-style-asian="italic" style:font-style-complex="italic"/>
    </style:style>
    <style:style style:name="T7" style:family="text">
      <style:text-properties fo:font-style="italic" officeooo:rsid="002fb712" style:font-style-asian="italic" style:font-style-complex="italic"/>
    </style:style>
    <style:style style:name="T8" style:family="text">
      <style:text-properties fo:font-style="italic" officeooo:rsid="00322460" style:font-style-asian="italic" style:font-style-complex="italic"/>
    </style:style>
    <style:style style:name="T9" style:family="text">
      <style:text-properties fo:font-style="italic" officeooo:rsid="00353864" style:font-style-asian="italic" style:font-style-complex="italic"/>
    </style:style>
    <style:style style:name="T10" style:family="text">
      <style:text-properties fo:font-style="italic" officeooo:rsid="003b342c" style:font-style-asian="italic" style:font-style-complex="italic"/>
    </style:style>
    <style:style style:name="T11" style:family="text">
      <style:text-properties fo:font-style="italic" officeooo:rsid="003f4084" style:font-style-asian="italic" style:font-style-complex="italic"/>
    </style:style>
    <style:style style:name="T12" style:family="text">
      <style:text-properties fo:font-style="italic" officeooo:rsid="0043b56c" style:font-style-asian="italic" style:font-style-complex="italic"/>
    </style:style>
    <style:style style:name="T13" style:family="text">
      <style:text-properties fo:font-style="italic" officeooo:rsid="00496f58" style:font-style-asian="italic" style:font-style-complex="italic"/>
    </style:style>
    <style:style style:name="T14" style:family="text">
      <style:text-properties fo:font-style="italic" officeooo:rsid="004a980e" style:font-style-asian="italic" style:font-style-complex="italic"/>
    </style:style>
    <style:style style:name="T15" style:family="text">
      <style:text-properties fo:font-style="italic" officeooo:rsid="004bc2ea" style:font-style-asian="italic" style:font-style-complex="italic"/>
    </style:style>
    <style:style style:name="T16" style:family="text">
      <style:text-properties fo:font-style="italic" officeooo:rsid="0056a6ef"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0f72ac" style:font-style-asian="normal" style:font-style-complex="normal"/>
    </style:style>
    <style:style style:name="T19" style:family="text">
      <style:text-properties fo:font-style="normal" officeooo:rsid="000f92ed" style:font-style-asian="normal" style:font-style-complex="normal"/>
    </style:style>
    <style:style style:name="T20" style:family="text">
      <style:text-properties fo:font-style="normal" officeooo:rsid="00116032" style:font-style-asian="normal" style:font-style-complex="normal"/>
    </style:style>
    <style:style style:name="T21" style:family="text">
      <style:text-properties fo:font-style="normal" officeooo:rsid="00146bc7" style:font-style-asian="normal" style:font-style-complex="normal"/>
    </style:style>
    <style:style style:name="T22" style:family="text">
      <style:text-properties fo:font-style="normal" officeooo:rsid="001556da" style:font-style-asian="normal" style:font-style-complex="normal"/>
    </style:style>
    <style:style style:name="T23" style:family="text">
      <style:text-properties fo:font-style="normal" officeooo:rsid="00161ddd" style:font-style-asian="normal" style:font-style-complex="normal"/>
    </style:style>
    <style:style style:name="T24" style:family="text">
      <style:text-properties fo:font-style="normal" officeooo:rsid="00168eab" style:font-style-asian="normal" style:font-style-complex="normal"/>
    </style:style>
    <style:style style:name="T25" style:family="text">
      <style:text-properties fo:font-style="normal" officeooo:rsid="00185a55" style:font-style-asian="normal" style:font-style-complex="normal"/>
    </style:style>
    <style:style style:name="T26" style:family="text">
      <style:text-properties fo:font-style="normal" officeooo:rsid="0019104e" style:font-style-asian="normal" style:font-style-complex="normal"/>
    </style:style>
    <style:style style:name="T27" style:family="text">
      <style:text-properties fo:font-style="normal" officeooo:rsid="001b3ccd" style:font-style-asian="normal" style:font-style-complex="normal"/>
    </style:style>
    <style:style style:name="T28" style:family="text">
      <style:text-properties fo:font-style="normal" officeooo:rsid="001ca57e" style:font-style-asian="normal" style:font-style-complex="normal"/>
    </style:style>
    <style:style style:name="T29" style:family="text">
      <style:text-properties fo:font-style="normal" officeooo:rsid="001cc230" style:font-style-asian="normal" style:font-style-complex="normal"/>
    </style:style>
    <style:style style:name="T30" style:family="text">
      <style:text-properties fo:font-style="normal" officeooo:rsid="001f626f" style:font-style-asian="normal" style:font-style-complex="normal"/>
    </style:style>
    <style:style style:name="T31" style:family="text">
      <style:text-properties fo:font-style="normal" officeooo:rsid="0020756d" style:font-style-asian="normal" style:font-style-complex="normal"/>
    </style:style>
    <style:style style:name="T32" style:family="text">
      <style:text-properties fo:font-style="normal" officeooo:rsid="0021860e" style:font-style-asian="normal" style:font-style-complex="normal"/>
    </style:style>
    <style:style style:name="T33" style:family="text">
      <style:text-properties fo:font-style="normal" officeooo:rsid="00229da2" style:font-style-asian="normal" style:font-style-complex="normal"/>
    </style:style>
    <style:style style:name="T34" style:family="text">
      <style:text-properties fo:font-style="normal" officeooo:rsid="0023dfab" style:font-style-asian="normal" style:font-style-complex="normal"/>
    </style:style>
    <style:style style:name="T35" style:family="text">
      <style:text-properties fo:font-style="normal" officeooo:rsid="00250f80" style:font-style-asian="normal" style:font-style-complex="normal"/>
    </style:style>
    <style:style style:name="T36" style:family="text">
      <style:text-properties fo:font-style="normal" officeooo:rsid="002839ee" style:font-style-asian="normal" style:font-style-complex="normal"/>
    </style:style>
    <style:style style:name="T37" style:family="text">
      <style:text-properties fo:font-style="normal" officeooo:rsid="0028b229" style:font-style-asian="normal" style:font-style-complex="normal"/>
    </style:style>
    <style:style style:name="T38" style:family="text">
      <style:text-properties fo:font-style="normal" officeooo:rsid="002a04b2" style:font-style-asian="normal" style:font-style-complex="normal"/>
    </style:style>
    <style:style style:name="T39" style:family="text">
      <style:text-properties fo:font-style="normal" officeooo:rsid="002bff51" style:font-style-asian="normal" style:font-style-complex="normal"/>
    </style:style>
    <style:style style:name="T40" style:family="text">
      <style:text-properties fo:font-style="normal" officeooo:rsid="002dfd2c" style:font-style-asian="normal" style:font-style-complex="normal"/>
    </style:style>
    <style:style style:name="T41" style:family="text">
      <style:text-properties fo:font-style="normal" officeooo:rsid="002e17b9" style:font-style-asian="normal" style:font-style-complex="normal"/>
    </style:style>
    <style:style style:name="T42" style:family="text">
      <style:text-properties fo:font-style="normal" officeooo:rsid="002e645f" style:font-style-asian="normal" style:font-style-complex="normal"/>
    </style:style>
    <style:style style:name="T43" style:family="text">
      <style:text-properties fo:font-style="normal" officeooo:rsid="002fb712" style:font-style-asian="normal" style:font-style-complex="normal"/>
    </style:style>
    <style:style style:name="T44" style:family="text">
      <style:text-properties fo:font-style="normal" officeooo:rsid="00322460" style:font-style-asian="normal" style:font-style-complex="normal"/>
    </style:style>
    <style:style style:name="T45" style:family="text">
      <style:text-properties fo:font-style="normal" officeooo:rsid="00353864" style:font-style-asian="normal" style:font-style-complex="normal"/>
    </style:style>
    <style:style style:name="T46" style:family="text">
      <style:text-properties fo:font-style="normal" officeooo:rsid="003666f5" style:font-style-asian="normal" style:font-style-complex="normal"/>
    </style:style>
    <style:style style:name="T47" style:family="text">
      <style:text-properties fo:font-style="normal" officeooo:rsid="003800f1" style:font-style-asian="normal" style:font-style-complex="normal"/>
    </style:style>
    <style:style style:name="T48" style:family="text">
      <style:text-properties fo:font-style="normal" officeooo:rsid="00391207" style:font-style-asian="normal" style:font-style-complex="normal"/>
    </style:style>
    <style:style style:name="T49" style:family="text">
      <style:text-properties fo:font-style="normal" officeooo:rsid="003a67b4" style:font-style-asian="normal" style:font-style-complex="normal"/>
    </style:style>
    <style:style style:name="T50" style:family="text">
      <style:text-properties fo:font-style="normal" officeooo:rsid="003b342c" style:font-style-asian="normal" style:font-style-complex="normal"/>
    </style:style>
    <style:style style:name="T51" style:family="text">
      <style:text-properties fo:font-style="normal" officeooo:rsid="003bc1f6" style:font-style-asian="normal" style:font-style-complex="normal"/>
    </style:style>
    <style:style style:name="T52" style:family="text">
      <style:text-properties fo:font-style="normal" officeooo:rsid="003d58e2" style:font-style-asian="normal" style:font-style-complex="normal"/>
    </style:style>
    <style:style style:name="T53" style:family="text">
      <style:text-properties fo:font-style="normal" officeooo:rsid="003f4084" style:font-style-asian="normal" style:font-style-complex="normal"/>
    </style:style>
    <style:style style:name="T54" style:family="text">
      <style:text-properties fo:font-style="normal" officeooo:rsid="0040b313" style:font-style-asian="normal" style:font-style-complex="normal"/>
    </style:style>
    <style:style style:name="T55" style:family="text">
      <style:text-properties fo:font-style="normal" officeooo:rsid="0042803d" style:font-style-asian="normal" style:font-style-complex="normal"/>
    </style:style>
    <style:style style:name="T56" style:family="text">
      <style:text-properties fo:font-style="normal" officeooo:rsid="0043b56c" style:font-style-asian="normal" style:font-style-complex="normal"/>
    </style:style>
    <style:style style:name="T57" style:family="text">
      <style:text-properties fo:font-style="normal" officeooo:rsid="00457ea5" style:font-style-asian="normal" style:font-style-complex="normal"/>
    </style:style>
    <style:style style:name="T58" style:family="text">
      <style:text-properties fo:font-style="normal" officeooo:rsid="00470463" style:font-style-asian="normal" style:font-style-complex="normal"/>
    </style:style>
    <style:style style:name="T59" style:family="text">
      <style:text-properties fo:font-style="normal" officeooo:rsid="004854ab" style:font-style-asian="normal" style:font-style-complex="normal"/>
    </style:style>
    <style:style style:name="T60" style:family="text">
      <style:text-properties fo:font-style="normal" officeooo:rsid="0048603f" style:font-style-asian="normal" style:font-style-complex="normal"/>
    </style:style>
    <style:style style:name="T61" style:family="text">
      <style:text-properties fo:font-style="normal" officeooo:rsid="00496f58" style:font-style-asian="normal" style:font-style-complex="normal"/>
    </style:style>
    <style:style style:name="T62" style:family="text">
      <style:text-properties fo:font-style="normal" officeooo:rsid="004a980e" style:font-style-asian="normal" style:font-style-complex="normal"/>
    </style:style>
    <style:style style:name="T63" style:family="text">
      <style:text-properties fo:font-style="normal" officeooo:rsid="004bc2ea" style:font-style-asian="normal" style:font-style-complex="normal"/>
    </style:style>
    <style:style style:name="T64" style:family="text">
      <style:text-properties fo:font-style="normal" officeooo:rsid="004c8b52" style:font-style-asian="normal" style:font-style-complex="normal"/>
    </style:style>
    <style:style style:name="T65" style:family="text">
      <style:text-properties fo:font-style="normal" officeooo:rsid="004e48f8" style:font-style-asian="normal" style:font-style-complex="normal"/>
    </style:style>
    <style:style style:name="T66" style:family="text">
      <style:text-properties fo:font-style="normal" officeooo:rsid="004eb8e7" style:font-style-asian="normal" style:font-style-complex="normal"/>
    </style:style>
    <style:style style:name="T67" style:family="text">
      <style:text-properties fo:font-style="normal" officeooo:rsid="0051ae99" style:font-style-asian="normal" style:font-style-complex="normal"/>
    </style:style>
    <style:style style:name="T68" style:family="text">
      <style:text-properties fo:font-style="normal" officeooo:rsid="00528ed0" style:font-style-asian="normal" style:font-style-complex="normal"/>
    </style:style>
    <style:style style:name="T69" style:family="text">
      <style:text-properties fo:font-style="normal" officeooo:rsid="00540d01" style:font-style-asian="normal" style:font-style-complex="normal"/>
    </style:style>
    <style:style style:name="T70" style:family="text">
      <style:text-properties fo:font-style="normal" officeooo:rsid="00559161" style:font-style-asian="normal" style:font-style-complex="normal"/>
    </style:style>
    <style:style style:name="T71" style:family="text">
      <style:text-properties fo:font-style="normal" officeooo:rsid="0056a6ef" style:font-style-asian="normal" style:font-style-complex="normal"/>
    </style:style>
    <style:style style:name="T72" style:family="text">
      <style:text-properties officeooo:rsid="000f92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erever You Go …</text:p>
      <text:p text:style-name="P3">216</text:p>
      <text:p text:style-name="P7">by Kyle Eggleston</text:p>
      <text:p text:style-name="P7"/>
      <text:h text:style-name="P5" text:outline-level="1">Departures</text:h>
      <text:p text:style-name="P9"><text:tab/>Major Jack O’Brien stood at Docking Port Sixteen. Sam, the telepath, stood at the docking port doors. Jack was there to see her and the others off. Sam’s friends had already boarded the transport, she was the last one left.</text:p>
      <text:p text:style-name="P8"><text:tab/>“<text:span text:style-name="T1">So, where do you think you’ll go.” Jack asked.</text:span></text:p>
      <text:p text:style-name="P8"><text:tab/>“<text:span text:style-name="T2">End of the line.” Sam responded. “We plan on taking this transport as far as it will take us. Rumor has it it’s headed towards The Rim. But well that’s just a rumor. I was unable to read the captain’s mind. Either they have training to block telepaths, or their species block telepathic readings naturally.” She paused. “I do not know which is the case.”</text:span></text:p>
      <text:p text:style-name="P8"><text:tab/><text:span text:style-name="T3">Jack frowned. “I wish I could convince you to stay longer.” He said. “I’m sure there is more in my mind that I am unable to retrieve at this time, </text:span><text:span text:style-name="T72">memories that is.</text:span><text:span text:style-name="T3">”</text:span></text:p>
      <text:p text:style-name="P8"><text:tab/><text:span text:style-name="T3">Sam shook her head. “I’m afraid I can’t do that major.” She said. “As I told you earlier, the information I have already given you is too much for one man to know of. No one should know </text:span><text:span text:style-name="T4">that</text:span><text:span text:style-name="T18"> much of their origins. I am truly sorry.”</text:span></text:p>
      <text:p text:style-name="P8"><text:span text:style-name="T18"><text:tab/></text:span><text:span text:style-name="T19">She of course spoke of the fact that the man standing before her was a clone. He was not the original Major Jack O’Brien, that Jack was still being held captive on Dubor by Ketish, </text:span><text:span text:style-name="T20">with Ketish doing who knows what to the poor soul in captivity.</text:span></text:p>
      <text:p text:style-name="P8"><text:span text:style-name="T20"><text:tab/></text:span><text:span text:style-name="T21">Jack was sure to go after himself and mount a rescue operation. Time was on his side, Ketish didn’t know that he knew the truth. Jack planned on using that to his advantage for as long as he could.</text:span></text:p>
      <text:p text:style-name="P8"><text:span text:style-name="T21"><text:tab/></text:span><text:span text:style-name="T22">Sam looked to Jack. “You could go with us.” She proposed. “I mean you don’t really belong here now do you.”</text:span></text:p>
      <text:p text:style-name="P10"><text:tab/>The offer was tempting, Jack had always wanted to go see The Rim. See what exactly was out there, but no he couldn’t. His place was here on Crimson Gamma. He had a job to do and only he could make sure that job was taken care of.</text:p>
      <text:p text:style-name="P10"><text:tab/>“I’m sorry, I can’t.” Jack said.</text:p>
      <text:p text:style-name="P8"><text:soft-page-break/><text:span text:style-name="T22"><text:tab/></text:span><text:span text:style-name="T23">Sam frowned. “No, I suppose you can’t.” She read his mind one final time. Looking for anything that might help the major in his cause. Anything at all. “Your sister is still alive.” She said. “She’s out there.” Sam pointed to space. “Somewhere. You’ll find her, just give it time.”</text:span></text:p>
      <text:p text:style-name="P11"><text:tab/>Jack nodded. He figured that was the case. Alyssa had left for The Rim so many years ago. He hadn’t spoken to her in years. Jack hoped she was doing well, and wished he could just contact her one more time to say he was sorry. But that didn’t seem possible, not at the present moment anyways.</text:p>
      <text:p text:style-name="P11"><text:tab/>“Last call.” A man said over the PA system. “Last call to the outermost planets, Docking Port Sixteen.”</text:p>
      <text:p text:style-name="P11"><text:tab/>Sam shrugged. “Guess that’s me.” She said. She gave Jack a quick kiss on the cheek. “See you around, sir.” She said as she parted ways. Sam walked through the docking port doors that would take her to the transport. She didn’t look back.</text:p>
      <text:p text:style-name="P11"><text:tab/>Turning, Jack walked out of the Docking Port, he was headed to C&amp;C to perform his regular duties. As he walked, jack couldn’t help but wonder what the real him was up to on Dubor. Had he incited a prison riot yet? Was he still be tortured by Ketish? Was he planning an escape? Only time would tell.</text:p>
      <text:h text:style-name="P6" text:outline-level="1"><text:span text:style-name="T17">Surgery</text:span></text:h>
      <text:p text:style-name="P18"><text:span text:style-name="T17"><text:tab/></text:span><text:span text:style-name="T24">Ketish sat at a desk. He was looking over the reports of Jack’s last interrogation session. He was pleased with the progress he was making. Between the occupation of the fourth planet underway, and his torture of the hafling, Dorf Jack O’Brien, Ketish couldn’t be more pleased with himself. </text:span><text:span text:style-name="T25">He was winning as it were.</text:span></text:p>
      <text:p text:style-name="P18"><text:span text:style-name="T25"><text:tab/></text:span><text:span text:style-name="T26">There was a knock at his office door. “Yes come in, come in.” Ketish said.</text:span></text:p>
      <text:p text:style-name="P12"><text:tab/>A female surgeon stepped into the room. “You sent for me, my lord?” She asked.</text:p>
      <text:p text:style-name="P12"><text:tab/>Ketish nodded. “Yes, Nirfja. Good you came. I want you to begin stage two of the procedures. Operate on the hafling again. This time replace his liver with a more suitable specimen. I want to see just how effective our poison really is.” He waved his hand and shooed her away. “Now go, I have work to do.”</text:p>
      <text:p text:style-name="P12"><text:tab/>“Yes my lord.” Nirfja said as she walked out of the office.</text:p>
      <text:p text:style-name="P12"><text:tab/>“Before long my friend, you will know what it’s like to be full Dubor.” Ketish grinned. He watched Jack on a nearby monitor. He was still in his cell pacing back and forth with what little movement he could muster.</text:p>
      <text:p text:style-name="P19"><text:span text:style-name="T17"><text:tab/>Jack paced around his cell. The guards had loosened the slack on his restraints so he was able to move about more freely. He supposed it was because he didn’t fight them last time </text:span><text:soft-page-break/><text:span text:style-name="T17">they let him out to be tortured. Or it was a trick Ketish was playing on him. He couldn’t be sure which was the case. </text:span><text:span text:style-name="T27">Whatever the case, he was glad to be able to move a little more freely. </text:span></text:p>
      <text:p text:style-name="P19"><text:span text:style-name="T27"><text:tab/></text:span><text:span text:style-name="T28">He looked at a bowl the guard hat placed down for him. It was supposed to be supper, it smelled like weed killer. Jack dared not touch it. He barely ate anymore unless it came from Ketish during an interrogation session. Jack didn’t trust the guards. </text:span><text:span text:style-name="T29">But Ketish, even though he was being tortured by him, he could be trusted for some reason. Jack couldn’t even begin to explain it. Ketish hadn’t lied to him </text:span><text:span text:style-name="T5">yet</text:span><text:span text:style-name="T29">. Everything he told him had been the truth.</text:span></text:p>
      <text:p text:style-name="P19"><text:span text:style-name="T29"><text:tab/></text:span><text:span text:style-name="T30">Jack flinched as the door to his cell opened. It was the guard, he had a woman with him. The woman leaned forward with a medical scanning device. “Your liver seems healthy.” She said. “So do your kidneys. But Ketish wants your liver. The kidneys can wait.” She looked to the guard. “Bring him.”</text:span></text:p>
      <text:p text:style-name="P19"><text:span text:style-name="T30"><text:tab/></text:span><text:span text:style-name="T31">Jack struggled as the guard released his restraints. They already had his heart, now they wanted his liver? Were they mad? He forgot who he was thinking about for a moment, of course they were mad. They were Dubor.</text:span></text:p>
      <text:p text:style-name="P19"><text:span text:style-name="T31"><text:tab/></text:span><text:span text:style-name="T32">As the guard placed a hand on Jack’s arm, Jack gave in. There was no use in fighting it. They were determined and bound to do whatever it was they wanted to do with him. He was their guinea pig. Just another test subject ready for another round of testing. Jack was getting used to it, he had been in there over a year now.</text:span></text:p>
      <text:p text:style-name="P19"><text:span text:style-name="T32"><text:tab/></text:span><text:span text:style-name="T33">Jack was surprised his people hadn’t mounted some form of rescue yet. Were he on the station and someone from his staff went missing, he would have sent an all out assault on whoever was in charge of the evil endeavor. But nothing. No one had come for him. Jack was starting to feel like no one cared about his well being. </text:span><text:span text:style-name="T34">Not even his own government.</text:span></text:p>
      <text:p text:style-name="P19"><text:span text:style-name="T34"><text:tab/></text:span><text:span text:style-name="T35">Entering an operating room, Jack looked at the table. It was cold. He didn’t want to have the procedure done, but there was nothing he could do about it.</text:span></text:p>
      <text:p text:style-name="P13"><text:tab/>“Lay down.” The woman said.</text:p>
      <text:p text:style-name="P13"><text:tab/>Jack did as ordered.</text:p>
      <text:p text:style-name="P13"><text:tab/>She placed a mask over his face. “Ketish suggested I avoid the gas mask, but well I don’t think you have the pain receptors to withstand the pain level I am about to inflict on you. Pleasant dreams.”</text:p>
      <text:p text:style-name="P13"><text:tab/>Jack was out like a light.</text:p>
      <text:p text:style-name="P19"><text:span text:style-name="T35"><text:tab/></text:span><text:span text:style-name="T36">Six hours later, Jack woke up in recovery. He was hooked up to several monitors that measured his heart rate, to his blood pressure, to his fluid intakes. Anything they could measure, they were measuring. Why not? He </text:span><text:span text:style-name="T6">was</text:span><text:span text:style-name="T36"> their lab rat after all.</text:span></text:p>
      <text:p text:style-name="P19"><text:soft-page-break/><text:span text:style-name="T36"><text:tab/>Jack tried to move, but was restrained by two large straps that went across his chest and legs. </text:span><text:span text:style-name="T37">He couldn’t move. </text:span><text:span text:style-name="T38">On a tray next to him was a pile of </text:span><text:span text:style-name="T42">bloody</text:span><text:span text:style-name="T38"> instruments. His blood. They didn’t even bother to clean up after themselves. Jack felt like he was going to be sick </text:span><text:span text:style-name="T39">at the sight of all the blood.</text:span></text:p>
      <text:p text:style-name="P20"><text:span text:style-name="T39"><text:tab/></text:span><text:span text:style-name="T26">Nirfja </text:span><text:span text:style-name="T40">smiled at him. “Oh good, you’re awake. How are you feeling?”</text:span></text:p>
      <text:p text:style-name="P14"><text:tab/>Jack shook his head. “Groggy.” He said.</text:p>
      <text:p text:style-name="P20"><text:span text:style-name="T40"><text:tab/></text:span><text:span text:style-name="T26">Nirfja </text:span><text:span text:style-name="T40">nodded. “Yes the sedatives will wear off in about twelve hours. I’ll keep an eye on you until you are fit to return to your cell.” She said. “Might as well get some shut eye while you wait, no telling when you’ll be able to sleep again.” She laughed.</text:span></text:p>
      <text:p text:style-name="P20"><text:span text:style-name="T40"><text:tab/></text:span><text:span text:style-name="T41">Jack followed her instructions and fell back asleep.</text:span></text:p>
      <text:h text:style-name="P6" text:outline-level="1"><text:span text:style-name="T17">The Secret</text:span></text:h>
      <text:p text:style-name="P21"><text:span text:style-name="T17"><text:tab/></text:span><text:span text:style-name="T43">Grilka sat in a restaurant in the Main Gallery </text:span><text:span text:style-name="T64">on Crimson Gamma</text:span><text:span text:style-name="T43">. She was attempting to eat some shrimp. It was a funny word, </text:span><text:span text:style-name="T7">shrimp</text:span><text:span text:style-name="T43">. She chuckled to herself. Grilka might have also had a shot of whiskey. She couldn’t tell for sure, but she </text:span><text:span text:style-name="T7">though</text:span><text:span text:style-name="T43"> that’s what the bartender called it.</text:span></text:p>
      <text:p text:style-name="P21"><text:span text:style-name="T43"><text:tab/></text:span><text:span text:style-name="T44">Taking a piece of shrimp she dipped it in something called cocktail sauce and bit into it. She immediately spit it out onto her plate. It was disgusting. </text:span><text:span text:style-name="T8">How could humans even eat food like this?</text:span><text:span text:style-name="T44"> She wondered. </text:span><text:span text:style-name="T45">Reaching for the plate in front of her, Grilka picked up a piece of steak on her fork and ate it. </text:span><text:span text:style-name="T9">So much better.</text:span><text:span text:style-name="T45"> She thought as she smiled.</text:span></text:p>
      <text:p text:style-name="P21"><text:span text:style-name="T45"><text:tab/>“</text:span><text:span text:style-name="T46">This seat taken?” Jack asked as he stood there.</text:span></text:p>
      <text:p text:style-name="P15"><text:tab/>Grilka looked up and smiled. “It’s reserved, for you.” She said. “Have a seat.”</text:p>
      <text:p text:style-name="P21"><text:span text:style-name="T46"><text:tab/></text:span><text:span text:style-name="T47">Jack smiled as he sat down. “Shrimp and steak eh?” He asked. “I’m betting you didn’t like the shrimp.”</text:span></text:p>
      <text:p text:style-name="P16"><text:tab/>Grilka looked at Jack and frowned. “Was it that obvious?”</text:p>
      <text:p text:style-name="P16"><text:tab/>Jack placed his hand in Grilka’s. “Well when you have teeth like that, you’re bound to like meat.” He shrugged. Jack thought about what he had just said and cringed. Putting his foot in his mouth came naturally. He began to apologize. “I’m sorry, I didn’t mean that…”</text:p>
      <text:p text:style-name="P21"><text:span text:style-name="T47"><text:tab/>Grilka cut him off. “You’re fine Dorf.” She said. “I know my teeth are quite sharp. They’re meant to tear meat apart, not meant for fish or shrimp.” She explained. “You’re fine. </text:span><text:span text:style-name="T48">Besides, the shrimp tasted … weird to me. I don’t think I like it.”</text:span></text:p>
      <text:p text:style-name="P17"><text:tab/>Jack nodded. “Yeah I get that.” He said.</text:p>
      <text:p text:style-name="P21"><text:soft-page-break/><text:span text:style-name="T48"><text:tab/></text:span><text:span text:style-name="T49">Grilka nudged the plate over to Jack. “You’re welcome to it.”</text:span></text:p>
      <text:p text:style-name="P21"><text:span text:style-name="T49"><text:tab/>Jack smiled. “Thank you, I’m famished. Haven’t eaten anything all day.” He picked up a piece of shrimp and ate it. It tasted delicious, just like how his mother used to make it. </text:span><text:span text:style-name="T50">There was something missing though, he couldn’t tell what it was. The synthesizers hardly ever did his mom’s recipes justice.</text:span></text:p>
      <text:p text:style-name="P21"><text:span text:style-name="T50"><text:tab/>That’s when it hit him. </text:span><text:span text:style-name="T10">His</text:span><text:span text:style-name="T50"> mom. Was she really his mom? He was just a copy of a man who actually had a mother. He was bred in a test tube. He didn’t have a mother or a father even if he had memories of them.</text:span></text:p>
      <text:p text:style-name="P21"><text:span text:style-name="T50"><text:tab/>“</text:span><text:span text:style-name="T51">There’s something … I need to tell you.” Jack said.</text:span></text:p>
      <text:p text:style-name="P21"><text:span text:style-name="T51"><text:tab/></text:span><text:span text:style-name="T52">Grilka set down her fork. “Go on.” She said, all of her attention was focused on Jack.</text:span></text:p>
      <text:p text:style-name="P21"><text:span text:style-name="T52"><text:tab/></text:span><text:span text:style-name="T53">Jack sighed and then breathed in and let it go. “I am not Jack O’Brien.” He said. “Well, I’m not the </text:span><text:span text:style-name="T11">original</text:span><text:span text:style-name="T53"> Jack O’Brien.” He said. “It’s complicated.”</text:span></text:p>
      <text:p text:style-name="P21"><text:span text:style-name="T53"><text:tab/>Grilka tried to keep up. “Go on.” She said.</text:span></text:p>
      <text:p text:style-name="P21"><text:span text:style-name="T53"><text:tab/>“I’m a clone.” Jack said. “</text:span><text:span text:style-name="T54">I was made in a test tube. You have fallen in love with a fake, a copy, an impostor.” He paused. “I don’t know how else to put it.” </text:span><text:span text:style-name="T55">He looked down at the shrimp before him.</text:span></text:p>
      <text:p text:style-name="P21"><text:span text:style-name="T55"><text:tab/></text:span><text:span text:style-name="T56">Grilka reached out and held Jack’s hand. “I didn’t meet the </text:span><text:span text:style-name="T12">real</text:span><text:span text:style-name="T56"> Jack O’Brien, whatever that’s supposed to mean. I met </text:span><text:span text:style-name="T12">you</text:span><text:span text:style-name="T56">.” She said. “I fell in love with </text:span><text:span text:style-name="T12">you</text:span><text:span text:style-name="T56">.” Grilka smiled. “You’re the only one for me Dorf. Not some other Jack O’Brien. I want </text:span><text:span text:style-name="T12">you</text:span><text:span text:style-name="T56">.”</text:span></text:p>
      <text:p text:style-name="P21"><text:span text:style-name="T56"><text:tab/></text:span><text:span text:style-name="T57">Jack was shocked. “So … this … I mean my existence doesn’t bother you?”</text:span></text:p>
      <text:p text:style-name="P21"><text:span text:style-name="T57"><text:tab/>She shook her head. “Not at all Jack.” She said. “We will of course have to go after the real you. Find out where he’s being held. It’s only the right thing to do.”</text:span></text:p>
      <text:p text:style-name="P21"><text:span text:style-name="T57"><text:tab/></text:span><text:span text:style-name="T58">Jack nodded, he agreed wholeheartedly. “I understand that feeling.” He said. “I bet he’s on Dubor under Ketish’s watchful eye. Probably being tortured. It would be against our current treaty. All human prisoners were to be released. If he went against that …”</text:span></text:p>
      <text:p text:style-name="P21"><text:span text:style-name="T58"><text:tab/>“He’s still at war.” Grilka finished Jack’s sentence.</text:span></text:p>
      <text:p text:style-name="P21"><text:span text:style-name="T58"><text:tab/></text:span><text:span text:style-name="T59">Jack sighed. “Yes, yes he is.” He admitted. “He’s at war and we have to stop him.” </text:span><text:span text:style-name="T60">Jack thought about how difficult it would be to go after Ketish now. A trip to Dubor was not on his list of fun things to do at the moment, </text:span><text:span text:style-name="T61">it would take some extreme planning. A mission briefing with his senior staff and the like. He would have to request to take the Fresno into Dubor space. There was a lot of red tape to be dealt with. Jack wondered if now just wasn’t the right time. Then again, he thought about the </text:span><text:span text:style-name="T13">real</text:span><text:span text:style-name="T61"> Jack O’Brien out there being tortured like he had been. Jack wouldn’t wish that on anyone, especially himself.</text:span></text:p>
      <text:p text:style-name="P21"><text:soft-page-break/><text:span text:style-name="T61"><text:tab/></text:span><text:span text:style-name="T62">But </text:span><text:span text:style-name="T14">something</text:span><text:span text:style-name="T62"> had to be done.</text:span></text:p>
      <text:p text:style-name="P21"><text:span text:style-name="T62"><text:tab/>“</text:span><text:span text:style-name="T63">We’ll figure it out.” Jack said.</text:span></text:p>
      <text:p text:style-name="P21"><text:span text:style-name="T63"><text:tab/>Grilka nodded. “I want to go with you when you </text:span><text:span text:style-name="T15">do</text:span><text:span text:style-name="T63"> end up going to Dubor.” She said. “Some of my security codes might still work. I could be of help.” She smiled as she squeezed Jack’s hand.</text:span></text:p>
      <text:p text:style-name="P21"><text:span text:style-name="T63"><text:tab/></text:span><text:span text:style-name="T65">Jack neglected to tell Grilka about the brain implant. He didn’t want to scare her. There was no telling what that implant did to him, he wanted to know more about it first. Then he could tell Grilka about it. The doc was sworn to secrecy, so there wasn’t any problems there about it getting out.</text:span></text:p>
      <text:p text:style-name="P21"><text:span text:style-name="T65"><text:tab/></text:span><text:span text:style-name="T66">Looking at his watch, Jack stood from the table. “We’ll have to discuss this at a later time.” He explained. “I have a meeting to get to.”</text:span></text:p>
      <text:p text:style-name="P21"><text:span text:style-name="T66"><text:tab/>Grilka nodded. “Of course. I was almost finished anyway.” </text:span><text:span text:style-name="T68">She watched as Jack stood and left the restaurant. </text:span><text:span text:style-name="T69">As he walked away, she couldn’t help but feel the love she had for him.</text:span></text:p>
      <text:h text:style-name="P5" text:outline-level="1"><text:span text:style-name="T66">H</text:span><text:span text:style-name="T17">allucinations</text:span></text:h>
      <text:p text:style-name="P18"><text:span text:style-name="T17"><text:tab/></text:span><text:span text:style-name="T67">Jack walked down a corridor that led to his office. “</text:span><text:span text:style-name="T70">Jack.” A familiar voice said from behind. Jack turned to see Ketish standing there. </text:span><text:span text:style-name="T71">Jack rubbed his eyes. He couldn’t really be there on the station, </text:span><text:span text:style-name="T16">could he</text:span><text:span text:style-name="T71">? Jack reached out to Ketish, his hand went right through him.</text:span></text:p>
      <text:p text:style-name="P18"><text:span text:style-name="T71"><text:tab/>“I’m not really here Jack, I’m in your mind.” He pointed to his own head for emphas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5</text:page-number><text:s/>of <text:page-count>6</text:page-count>) <text:date style:data-style-name="N37" text:date-value="2026-02-03T21:05:09.787317132">02/0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3T21:05:09.505340017</dc:date>
    <meta:editing-duration>PT5H15M57S</meta:editing-duration>
    <meta:editing-cycles>76</meta:editing-cycles>
    <meta:generator>LibreOffice/24.2.7.2$Linux_X86_64 LibreOffice_project/420$Build-2</meta:generator>
    <meta:print-date>2023-11-18T19:55:35.459000000</meta:print-date>
    <meta:printed-by>PDF files</meta:printed-by>
    <meta:document-statistic meta:table-count="0" meta:image-count="0" meta:object-count="0" meta:page-count="6" meta:paragraph-count="78" meta:word-count="2434" meta:character-count="12904" meta:non-whitespace-character-count="10478"/>
  </office:meta>
</office:document-meta>
</file>